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8" calcext:value-type="float">
            <text:p>8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8" calcext:value-type="float">
            <text:p>8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.00.0000</text:date>, <text:time style:data-style-name="N2" text:time-value="20:26:16.18427674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09-04T23:32:33.593324697</dc:date>
    <meta:editing-duration>P64DT9H23M10S</meta:editing-duration>
    <meta:editing-cycles>316</meta:editing-cycles>
    <meta:document-statistic meta:table-count="4" meta:cell-count="361" meta:object-count="0"/>
  </office:meta>
</office:document-meta>
</file>